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4,8 2412">
            <text:p>test_Parser(primitives): 4,8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4.8">
            <text:p>4,8 sec</text:p>
          </table:table-cell>
          <table:table-cell table:style-name="ce162" table:formula="of:=TESTSTAT(&quot;count&quot;; [.B46])" office:value-type="float" office:value="2412">
            <text:p>2412</text:p>
          </table:table-cell>
          <table:table-cell table:style-name="ce164" table:formula="of:=[.E46]/[.D46]" office:value-type="float" office:value="502.5">
            <text:p>502,5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4,8 1546">
            <text:p>test_Parser(multiplicity): 4,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4.8">
            <text:p>4,8 sec</text:p>
          </table:table-cell>
          <table:table-cell table:style-name="ce162" table:formula="of:=TESTSTAT(&quot;count&quot;; [.B47])" office:value-type="float" office:value="1546">
            <text:p>1546</text:p>
          </table:table-cell>
          <table:table-cell table:style-name="ce164" table:formula="of:=[.E47]/[.D47]" office:value-type="float" office:value="322.083333333333">
            <text:p>322,1 a/sec</text:p>
          </table:table-cell>
          <table:table-cell table:number-columns-repeated="4"/>
        </table:table-row>
        <table:table-row table:style-name="ro6">
          <table:table-cell/>
          <table:table-cell table:formula="of:=TEST_PARSER(&quot;basic&quot;)" office:value-type="string" office:string-value="test_Parser(basic): 19 9107">
            <text:p>test_Parser(basic): 19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19">
            <text:p>19,0 sec</text:p>
          </table:table-cell>
          <table:table-cell table:style-name="ce162" table:formula="of:=TESTSTAT(&quot;count&quot;; [.B48])" office:value-type="float" office:value="9107">
            <text:p>9107</text:p>
          </table:table-cell>
          <table:table-cell table:style-name="ce164" table:formula="of:=[.E48]/[.D48]" office:value-type="float" office:value="479.315789473684">
            <text:p>479,3 a/sec</text:p>
          </table:table-cell>
          <table:table-cell table:number-columns-repeated="4"/>
        </table:table-row>
        <table:table-row table:style-name="ro6">
          <table:table-cell/>
          <table:table-cell table:formula="of:=TEST_PARSER(&quot;special&quot;)" office:value-type="string" office:string-value="test_Parser(special): 1,6 479">
            <text:p>test_Parser(special): 1,6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1.6">
            <text:p>1,6 sec</text:p>
          </table:table-cell>
          <table:table-cell table:style-name="ce162" table:formula="of:=TESTSTAT(&quot;count&quot;; [.B49])" office:value-type="float" office:value="479">
            <text:p>479</text:p>
          </table:table-cell>
          <table:table-cell table:style-name="ce164" table:formula="of:=[.E49]/[.D49]" office:value-type="float" office:value="299.375">
            <text:p>299,4 a/sec</text:p>
          </table:table-cell>
          <table:table-cell table:number-columns-repeated="4"/>
        </table:table-row>
        <table:table-row table:style-name="ro6">
          <table:table-cell/>
          <table:table-cell table:formula="of:=TEST_PARSER(&quot;numbers&quot;)" office:value-type="string" office:string-value="test_Parser(numbers): 7,7 3046">
            <text:p>test_Parser(numbers): 7,7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7.7">
            <text:p>7,7 sec</text:p>
          </table:table-cell>
          <table:table-cell table:style-name="ce162" table:formula="of:=TESTSTAT(&quot;count&quot;; [.B50])" office:value-type="float" office:value="3046">
            <text:p>3046</text:p>
          </table:table-cell>
          <table:table-cell table:style-name="ce164" table:formula="of:=[.E50]/[.D50]" office:value-type="float" office:value="395.584415584416">
            <text:p>395,6 a/sec</text:p>
          </table:table-cell>
          <table:table-cell table:number-columns-repeated="4"/>
        </table:table-row>
        <table:table-row table:style-name="ro6">
          <table:table-cell/>
          <table:table-cell table:formula="of:=TEST_PARSER(&quot;types&quot;)" office:value-type="string" office:string-value="test_Parser(types): 20,8 11149">
            <text:p>test_Parser(types): 20,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0.8">
            <text:p>20,8 sec</text:p>
          </table:table-cell>
          <table:table-cell table:style-name="ce162" table:formula="of:=TESTSTAT(&quot;count&quot;; [.B51])" office:value-type="float" office:value="11149">
            <text:p>11149</text:p>
          </table:table-cell>
          <table:table-cell table:style-name="ce164" table:formula="of:=[.E51]/[.D51]" office:value-type="float" office:value="536.009615384615">
            <text:p>536,0 a/sec</text:p>
          </table:table-cell>
          <table:table-cell table:number-columns-repeated="4"/>
        </table:table-row>
        <table:table-row table:style-name="ro6">
          <table:table-cell table:number-columns-repeated="3"/>
          <table:table-cell table:style-name="ce161" table:formula="of:=SUM([.D46:.D51])" office:value-type="float" office:value="58.7">
            <text:p>58,7 sec</text:p>
          </table:table-cell>
          <table:table-cell table:style-name="ce163" table:formula="of:=SUM([.E46:.E51])" office:value-type="float" office:value="27739">
            <text:p>27739</text:p>
          </table:table-cell>
          <table:table-cell table:style-name="ce165" table:formula="of:=[.E52]/[.D52]" office:value-type="float" office:value="472.555366269165">
            <text:p>472,6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59,1 27734">
            <text:p>test_Parser(all): 5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59.1">
            <text:p>59,1 sec</text:p>
          </table:table-cell>
          <table:table-cell table:style-name="ce162" table:formula="of:=TESTSTAT(&quot;count&quot;; [.B54])" office:value-type="float" office:value="27734">
            <text:p>27734</text:p>
          </table:table-cell>
          <table:table-cell table:style-name="ce164" table:formula="of:=[.E54]/[.D54]" office:value-type="float" office:value="469.27241962775">
            <text:p>469,3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9">09.06.2017</text:date>, <text:time>22:25: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09T22:25:44.57</dc:date>
    <meta:editing-duration>P174DT17H13M33S</meta:editing-duration>
    <meta:editing-cycles>81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End If
	Pattern_Any = out
End Function

Function Pattern_Var(Optional nm)
	Static c As Object : If isNull(c) Then
		c = findDataCtor(TPattern, "Var")
	End If
	Pattern_Var = applyDC(c, nm)
End Function

Function Pattern_Var_name(Optional x)
	Static c As Object : If isNull(c) Then
		c = _ctor(Pattern_Var("x"))
	End If
	Pattern_Var_name = _destructure(c, 0, x)
End Function

Function Pattern_Const(Optional val)
	Static c As Object : If isNull(c) Then
		c = findDataCtor(TPattern, "Const")
	End If
	Pattern_Const = applyDC(c, val)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End If
	Pattern_Data = out
	Exit Function
Pattern_Data_2nd_arg_type_error:
	On Local Error Goto 0 ' disable error handler
	croak("invalid 2nd arg: expected a [TPattern]" _
		&amp; NL &amp; "but there's a " &amp; _str(typeOf(ap)) _
		&amp; " at index " &amp; i _
		&amp; ":" &amp; NL &amp; toString(ap) _
	)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 out = singletonPat(nil) :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es_Any()
	test_Pattern_matches_Val()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 TODO: decide what match should do if it wouldn't type-check
	'refute_matches(p, e, Empty			).x
	'refute_matches(p, e, nil			).x
	'refute_matches(p, e, List(nil)		).x
	'refute_matches(p, e, List(1, 2, 3)	).x
	'refute_matches(p, e, Array( _
	'	Empty, _
	'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